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B3000002BC74333241CA1F81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000000" draw:marker-start-width="0.306cm" draw:marker-end="Small_20_Arrow" draw:marker-end-width="0.306cm" draw:stroke-linejoin="round" svg:stroke-linecap="square" draw:fill="none" fo:padding-top="0.052cm" fo:padding-bottom="0.052cm" fo:padding-left="0.052cm" fo:padding-right="0.052cm"/>
    </style:style>
    <style:style style:name="gr2" style:family="graphic" style:parent-style-name="standard">
      <style:graphic-properties draw:stroke="none" svg:stroke-width="0.106cm" draw:marker-start-width="0.358cm" draw:marker-end-width="0.358cm" draw:fill="solid" draw:fill-color="#000000"/>
    </style:style>
    <style:style style:name="gr3" style:family="graphic" style:parent-style-name="standard">
      <style:graphic-properties draw:stroke="solid" svg:stroke-width="0.106cm" svg:stroke-color="#000000" draw:marker-start-width="0.316cm" draw:marker-end-width="0.316cm" draw:stroke-linejoin="round" svg:stroke-linecap="butt" draw:fill="none" fo:padding-top="0.052cm" fo:padding-bottom="0.052cm" fo:padding-left="0.052cm" fo:padding-right="0.052cm"/>
    </style:style>
    <style:style style:name="gr4" style:family="graphic" style:parent-style-name="standard">
      <style:graphic-properties draw:stroke="none" svg:stroke-width="0.106cm" draw:marker-start-width="0.359cm" draw:marker-end-width="0.359cm" draw:fill="solid" draw:fill-color="#000000"/>
    </style:style>
    <style:style style:name="gr5" style:family="graphic" style:parent-style-name="standard">
      <style:graphic-properties draw:stroke="solid" svg:stroke-width="0.106cm" svg:stroke-color="#000000" draw:marker-start-width="0.317cm" draw:marker-end-width="0.317cm" draw:stroke-linejoin="round" svg:stroke-linecap="butt" draw:fill="none" fo:padding-top="0.053cm" fo:padding-bottom="0.053cm" fo:padding-left="0.053cm" fo:padding-right="0.053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1.479cm" fo:min-width="5.031cm" fo:padding-top="0cm" fo:padding-bottom="0cm" fo:padding-left="0cm" fo:padding-right="0cm"/>
    </style:style>
    <style:style style:name="gr8" style:family="graphic" style:parent-style-name="standard">
      <style:graphic-properties draw:stroke="solid" svg:stroke-width="0.106cm" svg:stroke-color="#ff0000" draw:marker-start-width="0.281cm" draw:marker-end-width="0.281cm" draw:stroke-linejoin="round" svg:stroke-linecap="square" draw:fill="none" fo:padding-top="0.053cm" fo:padding-bottom="0.053cm" fo:padding-left="0.053cm" fo:padding-right="0.053cm"/>
    </style:style>
    <style:style style:name="gr9" style:family="graphic" style:parent-style-name="standard">
      <style:graphic-properties draw:stroke="solid" svg:stroke-width="0.106cm" svg:stroke-color="#0000ff" draw:marker-start-width="0.281cm" draw:marker-end-width="0.281cm" draw:stroke-linejoin="round" svg:stroke-linecap="square" draw:fill="none" fo:padding-top="0.053cm" fo:padding-bottom="0.053cm" fo:padding-left="0.053cm" fo:padding-right="0.053cm"/>
    </style:style>
    <style:style style:name="gr10" style:family="graphic" style:parent-style-name="standard">
      <style:graphic-properties draw:stroke="solid" svg:stroke-width="0.106cm" svg:stroke-color="#000000" draw:marker-start-width="0.317cm" draw:marker-end-width="0.317cm" draw:stroke-linejoin="miter" svg:stroke-linecap="square" draw:fill="none" fo:padding-top="0.053cm" fo:padding-bottom="0.053cm" fo:padding-left="0.053cm" fo:padding-right="0.053cm"/>
    </style:style>
    <style:style style:name="gr11" style:family="graphic" style:parent-style-name="standard">
      <style:graphic-properties draw:stroke="none" draw:fill="none" draw:textarea-horizontal-align="left" draw:textarea-vertical-align="top" draw:auto-grow-height="true" draw:auto-grow-width="true" fo:min-height="1.724cm" fo:min-width="6.056cm" fo:padding-top="0cm" fo:padding-bottom="0cm" fo:padding-left="0cm" fo:padding-right="0cm"/>
    </style:style>
    <style:style style:name="gr12" style:family="graphic" style:parent-style-name="objectwithoutfill">
      <style:graphic-properties svg:stroke-width="0.081cm" draw:marker-start="Arrow" draw:marker-start-width="0.321cm" draw:marker-end="Arrow" draw:marker-end-width="0.321cm" draw:fill="none" draw:textarea-horizontal-align="center" draw:textarea-vertical-align="middle" fo:padding-top="0.04cm" fo:padding-bottom="0.04cm" fo:padding-left="0.04cm" fo:padding-right="0.04cm"/>
    </style:style>
    <style:style style:name="gr13"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0.293cm" fo:min-width="0cm"/>
    </style:style>
    <style:style style:name="gr16" style:family="graphic" style:parent-style-name="standard">
      <style:graphic-properties draw:stroke="none" svg:stroke-color="#000000" draw:fill="none" draw:fill-color="#ffffff" fo:min-height="17.614cm"/>
    </style:style>
    <style:style style:name="gr17" style:family="graphic" style:parent-style-name="standard">
      <style:graphic-properties draw:stroke="none" svg:stroke-color="#000000" draw:fill="none" draw:fill-color="#ffffff" draw:textarea-horizontal-align="left" draw:auto-grow-height="true" draw:auto-grow-width="false" fo:min-height="1.563cm" fo:min-width="31.316cm"/>
    </style:style>
    <style:style style:name="gr18" style:family="graphic" style:parent-style-name="standard">
      <style:graphic-properties draw:stroke="none" svg:stroke-color="#000000" draw:fill="none" draw:fill-color="#ffffff" draw:textarea-horizontal-align="left" draw:auto-grow-height="true" draw:auto-grow-width="false" fo:min-height="1.627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128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414cm" fo:min-width="0cm"/>
    </style:style>
    <style:style style:name="gr21" style:family="graphic" style:parent-style-name="standard">
      <style:graphic-properties draw:stroke="solid" svg:stroke-width="0.081cm" svg:stroke-color="#000000" draw:marker-start-width="0.279cm" draw:marker-end="Small_20_Arrow" draw:marker-end-width="0.279cm" draw:stroke-linejoin="miter" svg:stroke-linecap="square" draw:fill="none" fo:padding-top="0.04cm" fo:padding-bottom="0.04cm" fo:padding-left="0.04cm" fo:padding-right="0.04cm"/>
    </style:style>
    <style:style style:name="gr22" style:family="graphic" style:parent-style-name="standard">
      <style:graphic-properties draw:stroke="solid" svg:stroke-width="0.159cm" svg:stroke-color="#000000" draw:marker-start-width="0.395cm" draw:marker-end="Small_20_Arrow" draw:marker-end-width="0.395cm" draw:stroke-linejoin="miter" svg:stroke-linecap="square" draw:fill="none" fo:padding-top="0.078cm" fo:padding-bottom="0.078cm" fo:padding-left="0.078cm" fo:padding-right="0.078cm"/>
    </style:style>
    <style:style style:name="gr23" style:family="graphic" style:parent-style-name="standard">
      <style:graphic-properties draw:stroke="dash" draw:stroke-dash="stroke-dash28" svg:stroke-width="0.105cm" svg:stroke-color="#008000" draw:stroke-linejoin="round" svg:stroke-linecap="butt" draw:fill="none" fo:padding-top="0.052cm" fo:padding-bottom="0.052cm" fo:padding-left="0.052cm" fo:padding-right="0.052cm"/>
    </style:style>
    <style:style style:name="gr24" style:family="graphic" style:parent-style-name="standard">
      <style:graphic-properties draw:stroke="solid" svg:stroke-width="0.105cm" svg:stroke-color="#ff0000" draw:stroke-linejoin="round" svg:stroke-linecap="square" draw:fill="none" fo:padding-top="0.052cm" fo:padding-bottom="0.052cm" fo:padding-left="0.052cm" fo:padding-right="0.052cm"/>
    </style:style>
    <style:style style:name="gr25" style:family="graphic" style:parent-style-name="standard">
      <style:graphic-properties draw:stroke="solid" svg:stroke-width="0.105cm" svg:stroke-color="#0000ff" draw:stroke-linejoin="round" svg:stroke-linecap="square" draw:fill="none" fo:padding-top="0.052cm" fo:padding-bottom="0.052cm" fo:padding-left="0.052cm" fo:padding-right="0.052cm"/>
    </style:style>
    <style:style style:name="gr26" style:family="graphic" style:parent-style-name="standard">
      <style:graphic-properties draw:stroke="dash" draw:stroke-dash="Dashed_20__28_var_29_" svg:stroke-width="0.159cm" svg:stroke-color="#008000" draw:marker-start-width="0.36cm" draw:marker-end-width="0.36cm" draw:stroke-linejoin="round" svg:stroke-linecap="butt" draw:fill="none" fo:padding-top="0.079cm" fo:padding-bottom="0.079cm" fo:padding-left="0.079cm" fo:padding-right="0.079cm"/>
    </style:style>
    <style:style style:name="gr27" style:family="graphic" style:parent-style-name="standard">
      <style:graphic-properties draw:stroke="dash" draw:stroke-dash="Dashed_20__28_var_29_" svg:stroke-width="0.106cm" svg:stroke-color="#000000" draw:marker-start-width="0.358cm" draw:marker-end-width="0.358cm" draw:fill="none" draw:textarea-horizontal-align="justify" draw:textarea-vertical-align="middle" draw:auto-grow-height="false" fo:min-height="11.856cm" fo:min-width="9.16cm" fo:padding-top="0.052cm" fo:padding-bottom="0.052cm" fo:padding-left="0.052cm" fo:padding-right="0.052cm"/>
    </style:style>
    <style:style style:name="gr28" style:family="graphic" style:parent-style-name="standard">
      <style:graphic-properties draw:stroke="none" svg:stroke-color="#000000" draw:fill="none" draw:fill-color="#ffffff" draw:textarea-horizontal-align="left" draw:auto-grow-height="true" draw:auto-grow-width="false" fo:min-height="1.444cm" fo:min-width="0cm"/>
    </style:style>
    <style:style style:name="gr29" style:family="graphic" style:parent-style-name="objectwithoutfill">
      <style:graphic-properties svg:stroke-width="0.106cm" draw:marker-start="Arrow" draw:marker-start-width="0.358cm" draw:marker-end="Arrow" draw:marker-end-width="0.358cm" draw:fill="none" draw:textarea-horizontal-align="center" draw:textarea-vertical-align="middle" fo:padding-top="0.052cm" fo:padding-bottom="0.052cm" fo:padding-left="0.052cm" fo:padding-right="0.052cm"/>
    </style:style>
    <style:style style:name="gr30" style:family="graphic" style:parent-style-name="standard">
      <style:graphic-properties draw:stroke="none" svg:stroke-color="#000000" draw:fill="none" draw:fill-color="#ffffff" fo:min-height="1.27cm"/>
    </style:style>
    <style:style style:name="gr31" style:family="graphic" style:parent-style-name="objectwithoutfill">
      <style:graphic-properties svg:stroke-width="0.106cm" draw:marker-start-width="0.359cm" draw:marker-end-width="0.359cm" draw:fill="none" draw:textarea-horizontal-align="center" draw:textarea-vertical-align="middle" fo:padding-top="0.053cm" fo:padding-bottom="0.053cm" fo:padding-left="0.053cm" fo:padding-right="0.053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36pt" style:font-size-asian="36pt" style:font-size-complex="36pt"/>
    </style:style>
    <style:style style:name="P5" style:family="paragraph">
      <loext:graphic-properties draw:fill="none"/>
      <style:paragraph-properties fo:text-align="start" style:writing-mode="lr-tb"/>
      <style:text-properties fo:font-size="40pt" style:font-size-asian="40pt" style:font-size-complex="40pt"/>
    </style:style>
    <style:style style:name="P6" style:family="paragraph">
      <loext:graphic-properties draw:fill="none"/>
      <style:paragraph-properties fo:text-align="center"/>
    </style:style>
    <style:style style:name="P7" style:family="paragraph">
      <style:text-properties fo:font-weight="bold"/>
    </style:style>
    <style:style style:name="P8" style:family="paragraph">
      <style:paragraph-properties fo:margin-left="0.102cm" fo:margin-right="0cm" fo:text-indent="0cm"/>
      <style:text-properties fo:font-weight="bold"/>
    </style:style>
    <style:style style:name="P9" style:family="paragraph">
      <loext:graphic-properties draw:fill="none" draw:fill-color="#ffffff"/>
      <style:text-properties fo:font-weight="bold"/>
    </style:style>
    <style:style style:name="P10" style:family="paragraph">
      <style:text-properties fo:font-size="40pt" style:font-size-asian="40pt" style:font-size-complex="40pt"/>
    </style:style>
    <style:style style:name="P11" style:family="paragraph">
      <style:paragraph-properties fo:margin-left="0.051cm" fo:margin-right="0cm" fo:text-indent="0cm"/>
      <style:text-properties fo:font-size="40pt" style:font-size-asian="40pt" style:font-size-complex="40pt"/>
    </style:style>
    <style:style style:name="P12" style:family="paragraph">
      <loext:graphic-properties draw:fill="none" draw:fill-color="#ffffff"/>
      <style:text-properties fo:font-size="40pt" style:font-size-asian="40pt" style:font-size-complex="40pt"/>
    </style:style>
    <style:style style:name="P13" style:family="paragraph">
      <style:paragraph-properties fo:margin-top="0.152cm" fo:margin-bottom="0cm"/>
    </style:style>
    <style:style style:name="P14" style:family="paragraph">
      <style:paragraph-properties fo:margin-top="2.438cm" fo:margin-bottom="0cm"/>
    </style:style>
    <style:style style:name="P15" style:family="paragraph">
      <style:paragraph-properties fo:margin-top="2.489cm" fo:margin-bottom="0cm"/>
    </style:style>
    <style:style style:name="P16" style:family="paragraph">
      <loext:graphic-properties draw:fill="none" draw:fill-color="#ffffff"/>
      <style:paragraph-properties fo:margin-top="0.152cm" fo:margin-bottom="0cm"/>
      <style:text-properties fo:font-size="40pt" style:font-size-asian="40pt" style:font-size-complex="40pt"/>
    </style:style>
    <style:style style:name="P17" style:family="paragraph">
      <style:text-properties fo:font-size="40pt"/>
    </style:style>
    <style:style style:name="P18" style:family="paragraph">
      <loext:graphic-properties draw:fill="none" draw:fill-color="#ffffff"/>
      <style:text-properties fo:font-size="40pt" style:font-size-asian="32pt" style:font-size-complex="32pt"/>
    </style:style>
    <style:style style:name="P19" style:family="paragraph">
      <loext:graphic-properties draw:fill="none" draw:fill-color="#ffffff"/>
      <style:text-properties fo:font-size="32pt" fo:font-weight="bold" style:font-size-asian="32pt" style:font-weight-asian="bold" style:font-size-complex="32pt" style:font-weight-complex="bold"/>
    </style:style>
    <style:style style:name="T1" style:family="text">
      <style:text-properties fo:color="#000000" style:font-name="DejaVuSans" fo:font-size="36pt" style:font-size-asian="36pt" style:font-name-complex="DejaVuSans" style:font-size-complex="36pt"/>
    </style:style>
    <style:style style:name="T2" style:family="text">
      <style:text-properties fo:color="#000000" style:font-name="DejaVuSans" fo:font-size="40pt" style:font-size-asian="40pt" style:font-name-complex="DejaVuSans" style:font-size-complex="40pt"/>
    </style:style>
    <style:style style:name="T3" style:family="text">
      <style:text-properties style:text-underline-style="none"/>
    </style:style>
    <style:style style:name="T4" style:family="text">
      <style:text-properties fo:font-size="40pt" style:text-underline-style="none" style:font-size-asian="40pt" style:font-size-complex="40pt"/>
    </style:style>
    <style:style style:name="T5" style:family="text">
      <style:text-properties fo:font-size="40pt" style:font-size-asian="40pt" style:font-size-complex="40pt"/>
    </style:style>
    <style:style style:name="T6" style:family="text">
      <style:text-properties style:font-size-asian="32pt" style:font-size-complex="32pt"/>
    </style:style>
    <style:style style:name="T7" style:family="text">
      <style:text-properties style:text-position="super 58%"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style:text-position="super 58%" fo:font-size="40pt" style:font-size-asian="40pt" style:font-size-complex="40pt"/>
    </style:style>
    <style:style style:name="T10" style:family="text">
      <style:text-properties style:text-position="0% 100%" style:font-size-asian="32pt" style:font-size-complex="32pt"/>
    </style:style>
    <style:style style:name="T11" style:family="text">
      <style:text-properties style:text-position="33% 58%"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4.365cm" svg:y1="22.524cm" svg:x2="4.365cm" svg:y2="1.79cm">
          <text:p/>
        </draw:line>
        <draw:polygon draw:style-name="gr2" draw:text-style-name="P2" draw:layer="layout" svg:width="0cm" svg:height="0.131cm" svg:x="4.365cm" svg:y="22.524cm" svg:viewBox="0 0 0 132" draw:points="0,0 0,132">
          <text:p/>
        </draw:polygon>
        <draw:line draw:style-name="gr3" draw:text-style-name="P1" draw:layer="layout" svg:x1="4.368cm" svg:y1="22.479cm" svg:x2="4.368cm" svg:y2="22.943cm">
          <text:p/>
        </draw:line>
        <draw:polygon draw:style-name="gr4" draw:text-style-name="P2" draw:layer="layout" svg:width="0cm" svg:height="0.131cm" svg:x="10.962cm" svg:y="22.524cm" svg:viewBox="0 0 0 132" draw:points="0,0 0,132">
          <text:p/>
        </draw:polygon>
        <draw:line draw:style-name="gr5" draw:text-style-name="P1" draw:layer="layout" svg:x1="10.962cm" svg:y1="22.524cm" svg:x2="10.962cm" svg:y2="22.656cm">
          <text:p/>
        </draw:line>
        <draw:polygon draw:style-name="gr4" draw:text-style-name="P2" draw:layer="layout" svg:width="0cm" svg:height="0.131cm" svg:x="17.559cm" svg:y="22.524cm" svg:viewBox="0 0 0 132" draw:points="0,0 0,132">
          <text:p/>
        </draw:polygon>
        <draw:polygon draw:style-name="gr4" draw:text-style-name="P2" draw:layer="layout" svg:width="0cm" svg:height="0.131cm" svg:x="24.158cm" svg:y="22.524cm" svg:viewBox="0 0 0 132" draw:points="0,0 0,132">
          <text:p/>
        </draw:polygon>
        <draw:line draw:style-name="gr5" draw:text-style-name="P1" draw:layer="layout" svg:x1="24.158cm" svg:y1="22.524cm" svg:x2="24.158cm" svg:y2="22.656cm">
          <text:p/>
        </draw:line>
        <draw:polygon draw:style-name="gr4" draw:text-style-name="P2" draw:layer="layout" svg:width="0cm" svg:height="0.131cm" svg:x="30.755cm" svg:y="22.524cm" svg:viewBox="0 0 0 132" draw:points="0,0 0,132">
          <text:p/>
        </draw:polygon>
        <draw:line draw:style-name="gr5" draw:text-style-name="P1" draw:layer="layout" svg:x1="30.755cm" svg:y1="22.524cm" svg:x2="30.755cm" svg:y2="22.656cm">
          <text:p/>
        </draw:line>
        <draw:polygon draw:style-name="gr4" draw:text-style-name="P2" draw:layer="layout" svg:width="0cm" svg:height="0.131cm" svg:x="35.997cm" svg:y="22.558cm" svg:viewBox="0 0 0 132" draw:points="0,0 0,132">
          <text:p/>
        </draw:polygon>
        <draw:polygon draw:style-name="gr6" draw:text-style-name="P2" draw:layer="layout" svg:width="0.117cm" svg:height="0cm" svg:x="2.663cm" svg:y="21.582cm" svg:viewBox="0 0 118 0" draw:points="118,0 0,0">
          <text:p/>
        </draw:polygon>
        <draw:frame draw:style-name="gr7" draw:text-style-name="P4" draw:layer="layout" svg:width="5.031cm" svg:height="1.479cm" svg:x="18.139cm" svg:y="23.749cm">
          <draw:text-box>
            <text:p text:style-name="P3"><text:span text:style-name="T1">Time(s)</text:span></text:p>
          </draw:text-box>
        </draw:frame>
        <draw:polygon draw:style-name="gr6" draw:text-style-name="P2" draw:layer="layout" svg:width="0.117cm" svg:height="0cm" svg:x="2.663cm" svg:y="17.568cm" svg:viewBox="0 0 118 0" draw:points="118,0 0,0">
          <text:p/>
        </draw:polygon>
        <draw:polygon draw:style-name="gr6" draw:text-style-name="P2" draw:layer="layout" svg:width="0.117cm" svg:height="0cm" svg:x="2.663cm" svg:y="13.554cm" svg:viewBox="0 0 118 0" draw:points="118,0 0,0">
          <text:p/>
        </draw:polygon>
        <draw:polygon draw:style-name="gr6" draw:text-style-name="P2" draw:layer="layout" svg:width="0.117cm" svg:height="0cm" svg:x="2.663cm" svg:y="9.539cm" svg:viewBox="0 0 118 0" draw:points="118,0 0,0">
          <text:p/>
        </draw:polygon>
        <draw:polygon draw:style-name="gr6" draw:text-style-name="P2" draw:layer="layout" svg:width="0.117cm" svg:height="0cm" svg:x="2.663cm" svg:y="5.525cm" svg:viewBox="0 0 118 0" draw:points="118,0 0,0">
          <text:p/>
        </draw:polygon>
        <draw:line draw:style-name="gr3" draw:text-style-name="P1" draw:layer="layout" svg:x1="4.351cm" svg:y1="5.556cm" svg:x2="3.814cm" svg:y2="5.556cm">
          <text:p/>
        </draw:line>
        <draw:polyline draw:style-name="gr8" draw:text-style-name="P1" draw:layer="layout" svg:width="31.675cm" svg:height="15.692cm" svg:x="4.365cm" svg:y="5.89cm" svg:viewBox="0 0 31676 15693" draw:points="0,15693 392,15693 413,15457 434,15480 453,15399 475,15403 494,15219 515,15289 535,15205 556,15180 575,15180 596,15482 614,15693 2069,15693 2090,14942 2111,14321 2132,14121 2153,13667 2175,13533 2196,13345 2218,13220 2239,13143 2261,12778 2282,12778 2325,10850 2346,9940 2368,8593 2389,7501 2408,5426 2430,4799 2451,3589 2472,3404 2493,3404 2514,4349 2534,4915 2554,4915 2574,5778 2595,5461 2615,6212 2636,6679 2657,6717 2677,6360 2697,6628 2718,6071 2738,6116 2758,5675 2776,5624 2797,5585 2817,5585 2837,5689 2859,6109 2880,5801 2900,5663 2942,5634 2963,5631 2984,5550 3005,5550 3026,5597 3068,5629 3131,5631 3152,4749 3173,4373 3195,4239 3216,4015 3237,1446 3257,1383 3278,1686 3298,2236 3319,3080 3338,3344 3359,3539 3380,2880 3401,3582 3421,3620 3441,3795 3462,2909 3483,3249 3502,2115 3522,2115 3541,0 3563,502 3583,1197 3604,2439 3624,2746 3645,3196 3667,3103 3688,3845 3709,4089 3729,5145 3751,5392 3773,6940 3791,6940 3812,6525 3832,8017 3852,8996 3873,11025 3894,12252 3915,12597 3935,13079 3956,13491 3978,13697 4020,15178 4042,15178 4062,15693 4315,15693 4336,15269 4356,15269 4378,15116 4397,15107 4440,15099 4461,15073 4482,15091 4503,15096 4525,15693 6318,15693 6337,14957 6357,13655 6379,13482 6400,13199 6421,13067 6441,12701 6462,12652 6482,12637 6503,12390 6522,11254 6544,11254 6564,10235 6606,9792 6627,9792 6647,9765 6669,9764 6688,9855 6709,10080 6729,10225 6751,10742 6771,10702 6792,9594 6813,9221 6834,9680 6854,8121 6875,7972 6896,7442 6916,7442 6936,6887 6958,6788 6979,6773 7020,6761 7040,6759 7061,6692 7082,6324 7103,6324 7123,5811 7145,5675 7184,5634 7204,4161 7224,1924 7245,1442 7266,1045 7286,999 7307,1178 7328,1178 7350,1851 7372,2276 7393,2036 7413,1191 7435,1340 7456,496 7476,680 7497,638 7516,662 7536,351 7557,975 7577,975 7599,671 7618,664 7639,664 7659,863 7681,863 7723,2141 7745,1725 7766,3534 7787,3953 7807,4283 7829,5226 7849,6348 7871,6450 7892,6450 7913,6214 7932,6246 7953,7517 7994,10474 8014,11560 8035,12389 8077,13319 8097,13416 8160,14914 8179,15468 8201,15693 8696,15693 8716,15309 8737,15384 8757,15416 8778,15416 8798,15225 8819,15238 8840,15397 8862,15693 10416,15693 10436,15156 10456,14426 10477,14426 10497,14000 10518,13741 10559,13405 10600,13049 10622,12896 10644,11679 10665,9930 10686,7647 10707,6376 10729,3071 10750,2725 10772,2685 10793,3403 10814,4894 10834,5306 10856,5570 10876,5570 10899,5931 10918,6170 10938,6593 10959,6593 10980,7647 11000,7817 11021,7902 11042,7966 11063,7573 11083,6980 11103,6214 11123,6214 11143,5757 11162,5958 11183,6087 11204,6111 11225,6079 11247,6513 11268,6827 11289,6827 11310,6645 11332,5699 11354,5699 11376,5663 11397,5730 11419,5625 11440,5592 11504,5586 11569,5586 11591,5509 11611,5565 11653,5581 11674,5226 11695,5502 11716,5544 11736,5575 11757,5522 11799,5578 11861,5586 12026,5586 12047,5639 12067,5263 12088,3999 12108,7780 12129,7780 12171,9490 12191,11703 12212,12085 12233,12926 12254,13033 12276,13444 12297,13564 12317,14118 12338,14528 12380,15693 12774,15693 12793,15310 12814,15290 12856,15166 12876,15152 12897,15152 12918,15222 12938,15402 12957,15693 14702,15693 14724,14688 14747,14688 14768,14036 14792,14036 14814,13453 14835,13343 14877,12926 14898,12605 14919,11850 14940,9373 14961,5567 14982,5567 15005,2681 15026,2681 15047,2592 15067,2568 15090,2945 15110,4195 15132,5073 15152,5246 15173,6103 15194,6406 15215,6444 15236,6443 15257,7659 15277,7659 15297,7910 15319,7588 15363,6568 15385,6044 15407,5652 15428,5652 15449,5635 15471,5703 15492,6252 15515,6252 15535,6665 15558,6757 15600,5666 15622,5666 15644,5656 15686,5593 15709,5587 15730,5525 15751,5525 15773,5575 15795,5582 15843,5586 15868,5586 15895,5572 15951,4461 15974,4330 15999,5147 16020,5303 16044,5303 16066,5032 16089,5462 16112,5595 16136,5622 16159,5629 16251,5631 16275,5987 16296,6249 16319,6118 16342,5923 16364,6353 16386,5354 16412,5418 16457,10524 16485,12294 16506,12294 16527,13093 16547,13093 16571,13453 16592,14006 16613,14323 16634,15235 16655,15693 17003,15693 17029,15456 17050,15693 17070,15453 17092,15306 17112,15200 17135,15150 17156,15150 17177,15126 17198,15267 17220,15693 18833,15693 18854,15410 18875,14963 18897,14428 18918,14255 18939,13861 18961,13861 18982,13465 19002,13465 19044,12978 19065,12865 19086,12474 19106,11906 19126,9096 19147,7485 19167,7485 19187,4055 19207,4055 19228,2521 19248,2634 19267,3784 19288,4582 19309,6335 19330,7076 19350,7271 19372,7706 19392,7775 19412,7734 19453,7841 19473,7767 19495,7611 19516,7355 19577,6124 19598,5509 19619,5108 19639,4909 19660,4635 19681,4421 19702,4529 19722,4560 19743,4935 19764,5411 19786,5564 19806,5564 19827,5580 19847,5585 19869,6437 19889,6437 19911,5779 19932,5779 19953,5667 19974,5643 19995,5632 20144,5631 20185,5631 20206,6384 20227,6404 20248,5721 20268,5721 20289,5689 20309,5629 20330,5596 20351,5590 20372,5720 20413,5550 20434,5550 20454,5581 20495,5585 20515,5417 20536,4418 20557,5205 20577,7895 20618,8605 20639,8782 20659,10478 20699,12171 20720,12414 20741,12602 20762,12921 20783,12921 20827,13556 20848,13729 20870,14693 20892,15427 20914,15693 23238,15693 23261,14394 23286,13595 23308,13147 23331,12914 23378,3841 23400,2410 23468,6255 23490,6124 23512,5943 23535,5688 23558,5591 23579,5586 23599,6713 23622,6748 23645,6146 23666,5721 23687,5638 23750,5631 23856,5631 23877,5556 23899,5616 23921,5623 23942,5416 23963,5489 23984,5446 24006,5551 24027,5610 24049,5625 24092,5630 24285,5631 24306,5441 24328,5000 24350,5000 24372,4469 24393,4416 24415,4437 24436,4340 24458,4518 24502,5149 24523,4949 24544,4142 24566,4218 24587,3698 24606,3541 24627,3603 24648,2927 24691,3315 24711,3992 24731,4126 24752,4239 24795,4266 24816,4268 24837,4969 24859,5272 24879,5455 24899,6170 24920,6264 24941,6534 24962,5729 24983,6628 25025,9106 25047,9106 25069,10861 25091,11598 25113,12595 25133,12727 25155,13211 25176,13376 25218,13955 25239,14998 25261,15693 25889,15693 25910,15470 25931,15376 25951,15227 25973,15227 25995,15128 26015,15104 26036,15215 26057,15111 26078,15163 26098,15693 27561,15693 27602,15225 27623,15155 27645,14987 27666,14757 27708,14131 27728,14045 27749,13786 27791,13473 27812,13307 27833,13206 27854,12905 27875,12810 27895,12340 27915,10069 27934,9169 27974,3595 27995,2956 28015,2720 28036,3828 28057,4074 28079,4490 28099,5169 28120,5380 28141,6235 28162,6351 28182,6586 28203,6762 28223,6819 28245,6791 28265,6497 28286,6497 28307,6029 28328,6698 28348,6597 28369,6759 28389,6011 28410,5666 28430,4786 28452,5356 28473,5356 28494,5551 28515,5591 28536,5614 28556,5786 28599,5666 28620,5635 28641,5631 28661,5550 28682,4350 28703,4223 28723,4264 28744,4269 28785,4270 28805,5113 28826,5584 28847,6327 28867,5726 28888,8652 28907,12331 28928,13461 28958,14647 28989,15693 29156,15693 29178,15410 29199,15393 29223,15391 29244,15487 29268,15304 29289,15394 29312,15409 29335,15229 29358,15315 29381,15693 31676,15693">
          <text:p/>
        </draw:polyline>
        <draw:polyline draw:style-name="gr9" draw:text-style-name="P1" draw:layer="layout" svg:width="31.675cm" svg:height="18.85cm" svg:x="4.365cm" svg:y="2.733cm" svg:viewBox="0 0 31676 18851" draw:points="0,18851 1798,18851 1820,17954 1841,17758 1862,16744 1883,15484 1924,14445 1944,14356 2027,12897 2069,11867 2090,11094 2111,10521 2132,10164 2153,8945 2175,7323 2218,8340 2239,8211 2261,8163 2282,8359 2303,8280 2325,7942 2346,7926 2368,8034 2389,7689 2408,7675 2430,7772 2451,7526 2493,7165 2514,7075 2554,6675 2595,6490 2615,6344 2636,6051 2677,5725 2697,5667 2718,5545 2738,5609 2758,5699 2776,5342 2797,5148 2817,5070 2859,4725 2880,4633 2963,3773 2984,3629 3005,3338 3047,2577 3089,2423 3110,2296 3131,2202 3152,1913 3173,1755 3195,1994 3216,2100 3237,2006 3257,2061 3278,1959 3298,1967 3319,2319 3338,2567 3359,2766 3380,2766 3401,4263 3421,4129 3441,3858 3462,5977 3483,9314 3502,11706 3522,12899 3541,14496 3563,16680 3583,18310 3604,18851 5917,18851 5937,18806 5957,18568 5978,17082 5997,15032 6018,14418 6038,15468 6062,16219 6081,15924 6103,15833 6124,15617 6146,15060 6167,14687 6208,14374 6229,13909 6251,13505 6273,12980 6294,12184 6337,11895 6357,11593 6421,10119 6462,9467 6482,9104 6503,9152 6522,9380 6544,9252 6585,8383 6606,8285 6627,8321 6669,8144 6688,8160 6709,8006 6729,7646 6771,7149 6792,7149 6813,7137 6834,6854 6854,6695 6875,6484 6936,5411 6958,5364 6979,5352 7000,5222 7020,4902 7040,4735 7061,4699 7082,4603 7103,4601 7164,4095 7184,3828 7204,3759 7224,3300 7245,2531 7266,1927 7286,1118 7307,2006 7328,3360 7372,3547 7393,4012 7413,3844 7435,3366 7456,3175 7476,3128 7497,3412 7516,3910 7536,4713 7557,6088 7599,9495 7639,14163 7659,15617 7702,18191 7723,18851 10042,18851 10062,18568 10082,17969 10102,17855 10124,17652 10210,15914 10230,15448 10251,15326 10271,14986 10292,14471 10312,13666 10354,11560 10416,9571 10436,9228 10477,7867 10518,7518 10539,7086 10559,6896 10579,7077 10622,7353 10665,7015 10686,7141 10707,7052 10729,6906 10750,6952 10772,7141 10793,7165 10814,7032 10834,7249 10856,7311 10876,7355 10899,7189 10918,6675 10938,6629 10959,6819 10980,6773 11000,6757 11021,6645 11042,6645 11063,6898 11103,4199 11123,5331 11143,6863 11162,7050 11204,6649 11247,6408 11268,6486 11289,6325 11310,6284 11332,6295 11354,6141 11397,6341 11419,6339 11440,6198 11462,5987 11483,6123 11504,6161 11526,5800 11548,5676 11569,6228 11591,6544 11633,6436 11653,6488 11674,6460 11695,6276 11716,6263 11736,6387 11757,6998 11778,8340 11861,17070 11882,18527 11902,18851 14411,18851 14435,18370 14463,17395 14486,16307 14506,14742 14549,12856 14595,11393 14616,10290 14638,9626 14659,9621 14681,9294 14702,8779 14724,8563 14747,8623 14768,8361 14792,7841 14835,7165 14856,7144 14898,7277 14919,7093 14940,5535 14961,4702 14982,6203 15005,7203 15026,7119 15047,6829 15067,6934 15090,6914 15110,6553 15132,6263 15152,6350 15173,6559 15194,6433 15215,6107 15236,6067 15257,6290 15277,6231 15297,5991 15319,6044 15340,6270 15363,6099 15385,5854 15407,5750 15428,5701 15449,5694 15471,5840 15492,5775 15515,5623 15535,5798 15558,5768 15579,5407 15600,5565 15622,5499 15644,5411 15665,5575 15686,5324 15709,5120 15730,5164 15751,5164 15773,4964 15795,4661 15818,4541 15843,4492 15868,4494 15895,4550 15926,4334 15951,4315 15974,4592 15999,4732 16020,5308 16044,7026 16089,12037 16136,16891 16159,18851 18576,18851 18597,18581 18638,14017 18660,13746 18681,14485 18702,14262 18787,11639 18833,11020 18854,10336 18875,10029 18897,10069 18918,9872 18982,8919 19002,8566 19023,8563 19044,8764 19065,8696 19086,8674 19106,8846 19126,9079 19147,9445 19167,9322 19187,8906 19207,8863 19228,9035 19248,9081 19267,8915 19288,8971 19309,8985 19330,8825 19350,8745 19392,8685 19412,8455 19453,7861 19495,7518 19516,7157 19536,6904 19556,6843 19577,6986 19598,6888 19619,6450 19639,5884 19660,5756 19681,5950 19702,6003 19743,5623 19764,5644 19786,5822 19806,5820 19827,5688 19847,5256 19869,3420 19889,2965 19911,4528 19932,5499 19974,5205 20017,5886 20059,7613 20081,8020 20102,8718 20123,9596 20165,10213 20227,11398 20248,12349 20330,17004 20372,18851 23033,18851 23053,18421 23074,17397 23170,13974 23215,11071 23261,9847 23308,8379 23331,8264 23356,7949 23378,7590 23400,7921 23422,5519 23446,7385 23468,7229 23490,7034 23512,6803 23535,6868 23558,5913 23579,5848 23599,5183 23622,4713 23645,4765 23666,4511 23687,4354 23707,4163 23729,4005 23750,4209 23772,4214 23793,4023 23815,3912 23856,4794 23877,4651 23899,4893 23921,5233 23942,5286 23963,5393 24006,5222 24027,5284 24049,5157 24071,4944 24092,4619 24113,4416 24135,4452 24156,4175 24178,3816 24199,3559 24220,3455 24242,3607 24264,3453 24285,2915 24306,2827 24328,2643 24350,2054 24372,404 24393,0 24415,1532 24436,2198 24458,2045 24523,2857 24544,3428 24566,4350 24587,5715 24606,7518 24648,12138 24691,15421 24752,18851 27284,18851 27306,18740 27327,17931 27348,16822 27370,16226 27392,16334 27413,15815 27435,15396 27456,15248 27519,13893 27540,13455 27561,12909 27581,12257 27602,11266 27623,10661 27645,10302 27666,9741 27708,8969 27728,8598 27749,8343 27770,8351 27791,8160 27812,7843 27833,7915 27854,8204 27875,8009 27895,7728 27915,7990 27934,8020 27955,7850 27974,7833 28015,7646 28036,7548 28057,7162 28079,6992 28099,7006 28120,7086 28141,6803 28162,6434 28182,6354 28203,6430 28223,6058 28245,3931 28265,3216 28286,4829 28307,5088 28328,5169 28369,5485 28389,5745 28410,5605 28430,5770 28452,5752 28473,5423 28494,4870 28515,4564 28536,4074 28556,3679 28577,3782 28599,3786 28620,2898 28641,2643 28661,3005 28682,2164 28703,2355 28723,3581 28744,7831 28785,18579 28805,18851 31676,18851">
          <text:p/>
        </draw:polyline>
        <draw:line draw:style-name="gr10" draw:text-style-name="P1" draw:layer="layout" svg:x1="4.394cm" svg:y1="22.479cm" svg:x2="36.486cm" svg:y2="22.479cm">
          <text:p/>
        </draw:line>
        <draw:frame draw:style-name="gr11" draw:text-style-name="P5" draw:layer="layout" svg:width="6.056cm" svg:height="1.724cm" draw:transform="rotate (1.5707963267949) translate (0cm 16.129cm)">
          <draw:text-box>
            <text:p text:style-name="P3"><text:span text:style-name="T2">Force(N)</text:span></text:p>
          </draw:text-box>
        </draw:frame>
        <draw:line draw:style-name="gr12" draw:text-style-name="P6" draw:layer="layout" svg:x1="31.605cm" svg:y1="21.809cm" svg:x2="33.882cm" svg:y2="21.809cm">
          <text:p/>
        </draw:line>
        <draw:frame draw:style-name="gr13" draw:text-style-name="P9" draw:layer="layout" svg:width="1.513cm" svg:height="1.873cm" svg:x="32.442cm" svg:y="20.042cm">
          <draw:text-box draw:corner-radius="0.297cm">
            <text:p text:style-name="P7"><text:span text:style-name="T3">T</text:span></text:p>
            <text:p text:style-name="P8">2</text:p>
          </draw:text-box>
        </draw:frame>
        <draw:frame draw:style-name="gr14" draw:text-style-name="P6" draw:layer="layout" svg:width="10.541cm" svg:height="13.229cm" svg:x="34.925cm" svg:y="0.614cm">
          <draw:image xlink:href="Pictures/10000201000001B3000002BC74333241CA1F81D2.png" xlink:type="simple" xlink:show="embed" xlink:actuate="onLoad">
            <text:p/>
          </draw:image>
        </draw:frame>
        <draw:frame draw:style-name="gr15" draw:text-style-name="P12" draw:layer="layout" svg:width="2.032cm" svg:height="3.125cm" svg:x="39.062cm" svg:y="10.592cm">
          <draw:text-box>
            <text:p text:style-name="P10"><text:span text:style-name="T4">T</text:span></text:p>
            <text:p text:style-name="P11"><text:span text:style-name="T5">2</text:span></text:p>
          </draw:text-box>
        </draw:frame>
        <draw:frame draw:style-name="gr16" draw:text-style-name="P16" draw:layer="layout" svg:width="0.665cm" svg:height="17.614cm" svg:x="2.016cm" svg:y="4.561cm">
          <draw:text-box>
            <text:p text:style-name="P13"><text:span text:style-name="T5">8</text:span></text:p>
            <text:p text:style-name="P14"><text:span text:style-name="T5">6</text:span></text:p>
            <text:p text:style-name="P14"><text:span text:style-name="T5">4</text:span></text:p>
            <text:p text:style-name="P14"><text:span text:style-name="T5">2</text:span></text:p>
            <text:p text:style-name="P15"><text:span text:style-name="T5">0</text:span></text:p>
          </draw:text-box>
        </draw:frame>
        <draw:frame draw:style-name="gr17" draw:text-style-name="P12" draw:layer="layout" svg:width="32.835cm" svg:height="1.563cm" svg:x="3.995cm" svg:y="22.733cm">
          <draw:text-box>
            <text:p><text:span text:style-name="T5">0</text:span><text:span text:style-name="T5"> </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5</text:span><text:span text:style-name="T5"> </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1</text:span><text:span text:style-name="T5">0</text:span><text:span text:style-name="T5"> </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1</text:span><text:span text:style-name="T5">5</text:span><text:span text:style-name="T5"> </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2</text:span><text:span text:style-name="T5">0</text:span><text:span text:style-name="T5"> </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2</text:span><text:span text:style-name="T5">4</text:span></text:p>
          </draw:text-box>
        </draw:frame>
        <draw:line draw:style-name="gr3" draw:text-style-name="P1" draw:layer="layout" svg:x1="4.354cm" svg:y1="21.59cm" svg:x2="3.817cm" svg:y2="21.59cm">
          <text:p/>
        </draw:line>
        <draw:line draw:style-name="gr3" draw:text-style-name="P1" draw:layer="layout" svg:x1="4.249cm" svg:y1="17.526cm" svg:x2="3.712cm" svg:y2="17.526cm">
          <text:p/>
        </draw:line>
        <draw:line draw:style-name="gr3" draw:text-style-name="P1" draw:layer="layout" svg:x1="4.349cm" svg:y1="13.589cm" svg:x2="3.812cm" svg:y2="13.589cm">
          <text:p/>
        </draw:line>
        <draw:line draw:style-name="gr3" draw:text-style-name="P1" draw:layer="layout" svg:x1="4.349cm" svg:y1="9.525cm" svg:x2="3.812cm" svg:y2="9.525cm">
          <text:p/>
        </draw:line>
        <draw:line draw:style-name="gr3" draw:text-style-name="P1" draw:layer="layout" svg:x1="24.156cm" svg:y1="22.524cm" svg:x2="24.156cm" svg:y2="22.988cm">
          <text:p/>
        </draw:line>
        <draw:line draw:style-name="gr3" draw:text-style-name="P1" draw:layer="layout" svg:x1="17.577cm" svg:y1="22.524cm" svg:x2="17.577cm" svg:y2="22.988cm">
          <text:p/>
        </draw:line>
        <draw:line draw:style-name="gr3" draw:text-style-name="P1" draw:layer="layout" svg:x1="10.973cm" svg:y1="22.524cm" svg:x2="10.973cm" svg:y2="22.988cm">
          <text:p/>
        </draw:line>
        <draw:line draw:style-name="gr3" draw:text-style-name="P1" draw:layer="layout" svg:x1="36.007cm" svg:y1="22.524cm" svg:x2="36.007cm" svg:y2="22.988cm">
          <text:p/>
        </draw:line>
        <draw:line draw:style-name="gr3" draw:text-style-name="P1" draw:layer="layout" svg:x1="30.76cm" svg:y1="22.524cm" svg:x2="30.76cm" svg:y2="22.988cm">
          <text:p/>
        </draw:line>
        <draw:line draw:style-name="gr3" draw:text-style-name="P1" draw:layer="layout" svg:x1="30.76cm" svg:y1="22.525cm" svg:x2="30.76cm" svg:y2="22.989cm">
          <text:p/>
        </draw:line>
        <draw:frame draw:style-name="gr18" draw:text-style-name="P18" draw:layer="layout" svg:width="1.56cm" svg:height="1.627cm" svg:x="7.03cm" svg:y="0.705cm">
          <draw:text-box>
            <text:p text:style-name="P17"><text:span text:style-name="T6">1</text:span><text:span text:style-name="T7">s</text:span><text:span text:style-name="T7">t</text:span><text:span text:style-name="T6"> </text:span></text:p>
          </draw:text-box>
        </draw:frame>
        <draw:frame draw:style-name="gr18" draw:text-style-name="P18" draw:layer="layout" svg:width="1.651cm" svg:height="1.627cm" svg:x="11.103cm" svg:y="0.711cm">
          <draw:text-box>
            <text:p text:style-name="P17"><text:span text:style-name="T6">2</text:span><text:span text:style-name="T7">n</text:span><text:span text:style-name="T7">d</text:span><text:span text:style-name="T6"> </text:span></text:p>
          </draw:text-box>
        </draw:frame>
        <draw:frame draw:style-name="gr18" draw:text-style-name="P18" draw:layer="layout" svg:width="1.437cm" svg:height="1.627cm" svg:x="32.291cm" svg:y="0.68cm">
          <draw:text-box>
            <text:p text:style-name="P17"><text:span text:style-name="T6">7</text:span><text:span text:style-name="T7">t</text:span><text:span text:style-name="T7">h</text:span><text:span text:style-name="T6"> </text:span></text:p>
          </draw:text-box>
        </draw:frame>
        <draw:frame draw:style-name="gr19" draw:text-style-name="P19" draw:layer="layout" svg:width="1.016cm" svg:height="1.255cm" svg:x="37.084cm" svg:y="21.59cm">
          <draw:text-box>
            <text:p><text:span text:style-name="T8">.</text:span><text:span text:style-name="T8">.</text:span><text:span text:style-name="T8">.</text:span><text:span text:style-name="T8"> </text:span></text:p>
          </draw:text-box>
        </draw:frame>
        <draw:frame draw:style-name="gr20" draw:text-style-name="P12" draw:layer="layout" svg:width="2.534cm" svg:height="1.627cm" svg:x="43.821cm" svg:y="17.526cm">
          <draw:text-box>
            <text:p text:style-name="P10"><text:span text:style-name="T5">1</text:span><text:span text:style-name="T5">5</text:span><text:span text:style-name="T9">t</text:span><text:span text:style-name="T9">h</text:span><text:span text:style-name="T5"> </text:span></text:p>
          </draw:text-box>
        </draw:frame>
        <draw:line draw:style-name="gr21" draw:text-style-name="P1" draw:layer="layout" svg:x1="38.481cm" svg:y1="22.479cm" svg:x2="45.593cm" svg:y2="22.479cm">
          <text:p/>
        </draw:line>
        <draw:line draw:style-name="gr22" draw:text-style-name="P1" draw:layer="layout" svg:x1="33.95cm" svg:y1="17.145cm" svg:x2="35.433cm" svg:y2="14.605cm">
          <text:p/>
        </draw:line>
        <draw:polyline draw:style-name="gr23" draw:text-style-name="P1" draw:layer="layout" svg:width="5.841cm" svg:height="2.551cm" svg:x="38.608cm" svg:y="19.359cm" svg:viewBox="0 0 5842 2552" draw:points="0,2552 4,2552 19,2237 39,1840 42,1688 46,1688 50,1542 57,1396 61,1396 72,1186 76,1051 80,987 84,987 88,864 91,864 95,748 99,748 106,637 110,584 113,491 117,491 121,444 125,356 128,356 136,280 140,246 143,181 147,181 151,123 154,123 158,100 162,64 166,64 170,47 174,18 178,18 181,6 185,6 189,0 197,0 200,12 204,12 208,29 212,29 227,100 231,152 234,152 242,211 253,316 257,397 261,397 264,491 268,491 272,584 276,637 279,637 283,748 287,748 294,864 298,987 302,987 306,1051 309,1186 313,1186 317,1326 321,1326 324,1466 328,1542 332,1542 339,1688 343,1764 347,1921 351,1921 355,1997 358,2155 362,2155 366,2313 370,2313 378,2476 382,2476 385,2552 761,2552 768,2394 772,2394 776,2313 780,2155 784,2155 788,1997 792,1997 796,1840 800,1840 803,1764 807,1612 811,1612 815,1466 819,1466 823,1396 827,1256 831,1256 839,1121 842,987 854,806 857,806 861,748 865,637 869,637 873,537 876,537 880,444 884,397 888,397 892,356 896,280 900,280 904,211 907,211 911,152 915,123 919,100 923,82 927,82 931,64 935,29 939,29 943,12 947,6 951,6 954,0 959,0 962,6 966,6 974,18 978,47 982,47 986,82 990,82 993,100 997,152 1001,152 1012,246 1016,280 1020,356 1023,356 1027,444 1031,444 1035,491 1038,584 1042,584 1046,695 1050,695 1061,864 1076,1121 1080,1256 1084,1256 1087,1396 1091,1466 1095,1466 1099,1612 1102,1612 1110,1764 1114,1921 1118,1921 1126,2079 1130,2155 1133,2313 1137,2313 1141,2476 1145,2476 1149,2552 1531,2552 1554,2079 1558,1921 1562,1921 1570,1764 1573,1612 1577,1612 1581,1466 1585,1466 1588,1326 1592,1326 1596,1256 1600,1121 1604,1121 1607,987 1619,806 1623,806 1638,584 1646,491 1649,397 1653,397 1657,316 1661,316 1665,280 1668,211 1680,123 1684,100 1689,82 1696,47 1700,29 1704,18 1708,12 1712,12 1720,0 1727,0 1731,6 1735,18 1739,18 1743,47 1746,64 1750,64 1754,100 1758,100 1762,152 1766,152 1769,211 1773,211 1777,246 1781,316 1784,316 1788,397 1792,397 1795,491 1799,491 1803,584 1807,637 1810,637 1814,748 1818,748 1826,864 1829,987 1833,987 1837,1121 1841,1121 1844,1186 1848,1186 1856,1466 1859,1466 1863,1612 1867,1612 1871,1764 1875,1764 1879,1840 1883,1997 1887,1997 1909,2476 1913,2476 1917,2552 2298,2552 2302,2394 2306,2394 2310,2237 2314,2237 2318,2079 2329,1840 2344,1542 2348,1542 2359,1326 2363,1256 2367,1121 2371,1121 2378,987 2382,929 2386,806 2390,806 2393,748 2397,637 2405,537 2408,537 2423,356 2427,316 2431,246 2435,246 2439,181 2442,181 2446,123 2450,123 2454,82 2457,82 2462,47 2465,47 2473,12 2477,12 2481,0 2489,0 2492,6 2496,6 2500,12 2504,29 2508,29 2512,64 2515,64 2519,82 2523,123 2527,123 2531,152 2534,211 2538,211 2542,280 2546,280 2549,316 2553,397 2557,397 2561,491 2564,491 2568,537 2572,637 2576,637 2580,748 2584,748 2587,806 2591,806 2595,987 2602,1121 2606,1121 2610,1256 2614,1326 2618,1326 2621,1466 2626,1466 2629,1542 2633,1688 2637,1688 2642,1840 2645,1921 2649,1921 2653,2079 2658,2079 2667,2237 2672,2394 2675,2394 2679,2476 2683,2476 2687,2552 3087,2552 3091,2476 3096,2476 3099,2313 3103,2313 3107,2155 3111,2155 3115,1997 3119,1921 3123,1921 3127,1764 3131,1764 3136,1612 3140,1542 3156,1256 3160,1186 3164,1186 3168,1051 3172,1051 3176,929 3181,929 3185,864 3188,748 3200,584 3204,584 3209,537 3213,444 3217,444 3225,356 3233,280 3242,211 3246,152 3250,152 3254,100 3259,100 3263,82 3267,47 3271,47 3275,18 3280,18 3284,6 3288,6 3292,0 3300,0 3304,12 3308,18 3312,18 3315,47 3319,47 3323,64 3327,100 3331,100 3335,123 3338,181 3342,181 3346,246 3351,246 3356,280 3364,356 3368,444 3372,444 3384,584 3388,695 3391,695 3395,806 3399,864 3403,864 3407,987 3411,987 3422,1186 3426,1326 3430,1326 3434,1466 3437,1466 3441,1542 3445,1688 3449,1764 3453,1764 3465,1997 3469,2155 3473,2237 3477,2237 3489,2476 3493,2552 3877,2552 3881,2476 3885,2313 3889,2313 3893,2155 3897,2079 3901,2079 3905,1921 3909,1921 3913,1764 3918,1688 3921,1688 3929,1542 3934,1396 3937,1396 3949,1186 3953,1051 3957,1051 3968,864 3969,806 3973,806 3977,748 3980,637 3984,637 3988,537 3991,537 4003,397 4007,316 4011,316 4014,246 4018,211 4022,211 4025,152 4029,123 4033,123 4037,82 4041,82 4045,47 4049,47 4057,12 4061,12 4069,0 4073,0 4077,6 4081,6 4085,12 4089,29 4093,29 4097,64 4101,82 4105,82 4109,123 4113,123 4117,181 4121,181 4129,246 4133,316 4136,356 4141,356 4145,397 4148,491 4152,491 4156,584 4160,584 4165,637 4169,748 4173,748 4181,864 4184,987 4189,987 4193,1121 4197,1121 4209,1326 4212,1396 4216,1542 4228,1542 4232,1612 4240,1612 4244,1688 4248,1688 4251,2237 4264,2476 4269,2476 4273,2552 4667,2552 4670,2476 4674,2476 4679,2313 4682,2313 4694,2079 4698,1921 4702,1921 4706,1840 4710,1688 4714,1688 4717,1542 4721,1542 4725,1396 4729,1396 4737,1256 4741,1121 4762,1051 4762,929 4763,864 4770,748 4775,637 4778,637 4782,537 4786,537 4790,444 4798,356 4801,356 4805,280 4809,280 4813,246 4817,181 4821,181 4837,64 4845,29 4849,18 4853,18 4857,6 4861,0 4873,0 4877,6 4885,29 4889,29 4893,64 4897,82 4900,82 4904,123 4908,123 4912,152 4916,211 4924,280 4927,280 4931,316 4935,397 4939,397 4943,491 4947,491 4951,537 4954,637 4958,637 4962,748 4966,748 4970,864 4974,864 4977,929 4981,1051 4985,1051 4989,1121 4993,1256 4997,1256 5000,1326 5004,1466 5008,1466 5012,1542 5016,1688 5020,1688 5024,1840 5040,2155 5044,2155 5056,2394 5060,2552 5458,2552 5462,2476 5466,2313 5470,2313 5474,2237 5478,2079 5482,1997 5486,1997 5494,1840 5498,1688 5502,1612 5506,1612 5510,1466 5514,1396 5517,1396 5521,1256 5525,1256 5537,1051 5540,929 5544,929 5548,864 5552,748 5563,584 5567,584 5571,491 5575,491 5579,397 5583,397 5587,316 5591,280 5595,280 5598,211 5602,211 5606,181 5610,123 5614,123 5618,82 5622,82 5626,47 5630,47 5636,29 5638,12 5641,6 5645,6 5649,0 5653,0 5661,12 5665,12 5669,18 5673,47 5677,47 5681,64 5685,100 5689,100 5693,123 5697,181 5701,181 5705,246 5709,246 5713,316 5717,316 5721,356 5724,444 5728,444 5732,537 5736,584 5740,584 5752,748 5755,864 5759,864 5767,987 5771,1121 5775,1121 5779,1186 5783,1326 5787,1326 5790,1466 5795,1542 5798,1542 5802,1688 5826,2155 5838,2394 5842,2394">
          <text:p/>
        </draw:polyline>
        <draw:polyline draw:style-name="gr24" draw:text-style-name="P1" draw:layer="layout" svg:width="5.841cm" svg:height="2.62cm" svg:x="38.608cm" svg:y="19.29cm" svg:viewBox="0 0 5842 2621" draw:points="0,2621 61,2621 65,2573 69,2538 72,2390 76,2337 80,2337 84,2269 88,2233 99,2164 103,2115 106,2106 110,2026 113,1529 117,1529 121,1230 125,742 128,742 132,354 136,354 140,206 143,440 147,506 151,747 154,765 158,916 162,739 166,700 170,707 174,646 178,622 181,735 185,760 189,826 193,805 197,809 200,987 204,981 208,839 212,803 215,797 219,794 223,792 234,792 238,805 242,811 246,964 249,964 253,927 257,776 261,706 264,684 268,700 272,583 276,666 279,676 283,677 287,722 290,722 294,783 298,788 306,791 317,792 321,883 324,905 328,920 332,896 336,918 339,687 343,1272 347,1335 351,1540 355,1840 358,2061 366,2228 370,2228 374,2397 378,2446 382,2446 385,2621 464,2621 467,2559 471,2550 475,2554 479,2537 482,2528 486,2529 490,2521 494,2522 497,2577 501,2621 823,2621 827,2536 831,2474 842,2238 846,2192 850,2162 854,2097 857,2097 865,977 869,977 873,240 876,240 880,425 884,543 888,563 892,674 896,727 900,849 904,842 907,946 911,1114 919,1209 923,1149 931,1116 935,936 939,865 943,808 947,800 951,793 954,793 959,765 962,634 966,590 970,540 974,530 978,573 982,681 986,766 990,781 997,791 1001,776 1004,785 1008,789 1016,791 1031,792 1065,792 1068,855 1072,881 1076,842 1080,944 1084,944 1087,776 1091,803 1095,1156 1099,1339 1102,1447 1106,1652 1110,2010 1114,2111 1118,2187 1122,2187 1126,2329 1130,2407 1133,2621 1218,2621 1222,2568 1226,2554 1230,2555 1237,2525 1241,2520 1245,2521 1249,2528 1257,2515 1260,2519 1264,2564 1268,2621 1551,2621 1554,2548 1558,2548 1566,2445 1573,2248 1577,2248 1581,2223 1585,2187 1588,2122 1592,2122 1596,2112 1600,1501 1604,1501 1607,1084 1611,868 1615,228 1619,236 1623,136 1627,136 1630,228 1634,230 1638,412 1642,553 1646,595 1649,701 1653,860 1657,957 1661,919 1665,961 1668,1053 1672,829 1677,701 1680,778 1684,790 1692,792 1700,792 1704,589 1708,564 1716,547 1720,545 1727,545 1754,544 1766,544 1769,625 1777,756 1781,784 1784,784 1788,791 1792,791 1795,844 1799,812 1803,859 1807,821 1810,771 1814,920 1818,1257 1822,1339 1826,1575 1829,2008 1833,2008 1837,2096 1841,2132 1844,2151 1848,2191 1852,2251 1856,2361 1859,2418 1863,2578 1867,2621 1967,2621 1971,2577 1975,2621 1979,2581 1983,2581 1987,2569 1990,2621 1994,2566 1998,2578 2002,2578 2006,2552 2010,2621 2321,2621 2325,2542 2329,2479 2333,2439 2337,2344 2341,2318 2344,2254 2348,2230 2352,2197 2356,2173 2359,2120 2363,2100 2367,2062 2371,1889 2374,1550 2386,910 2390,796 2393,640 2397,604 2401,685 2405,793 2408,797 2412,725 2416,689 2420,786 2423,777 2427,748 2435,619 2439,400 2442,400 2446,598 2454,781 2457,781 2462,783 2465,783 2469,861 2473,845 2477,845 2481,942 2485,867 2489,932 2492,847 2496,830 2500,796 2504,785 2512,784 2519,784 2523,757 2527,588 2531,554 2534,533 2538,530 2542,528 2546,527 2549,587 2553,548 2557,548 2561,589 2564,596 2568,737 2572,756 2580,780 2584,797 2587,787 2591,787 2595,784 2599,784 2602,799 2606,759 2610,601 2614,483 2618,774 2621,1247 2626,1247 2629,1445 2633,1729 2637,1923 2645,2141 2649,2141 2653,2164 2658,2281 2662,2361 2667,2361 2672,2621 3103,2621 3107,2578 3111,2480 3115,2445 3119,2421 3123,2401 3127,2329 3131,2297 3136,2221 3140,2177 3144,2160 3148,2097 3152,2054 3156,1931 3160,1301 3164,1301 3168,997 3172,882 3176,562 3181,403 3185,354 3188,504 3192,529 3196,546 3200,614 3204,693 3209,661 3213,697 3217,742 3221,763 3225,773 3229,387 3233,387 3242,635 3246,767 3250,767 3254,780 3259,798 3263,792 3267,787 3271,676 3275,708 3280,732 3284,751 3292,752 3296,748 3300,655 3304,728 3308,739 3315,778 3319,760 3323,522 3327,522 3331,520 3335,525 3342,527 3346,527 3351,608 3356,673 3360,652 3364,700 3368,703 3376,763 3380,763 3384,779 3388,782 3391,782 3395,775 3399,806 3403,806 3407,645 3411,645 3414,410 3418,410 3422,1060 3426,1286 3430,1286 3434,1448 3437,1653 3441,1988 3445,2032 3449,2108 3453,2163 3457,2163 3461,2274 3465,2416 3469,2525 3473,2621 3561,2621 3565,2561 3569,2550 3573,2529 3580,2559 3584,2560 3588,2564 3591,2552 3595,2621 3913,2621 3918,2575 3925,2443 3929,2329 3934,2249 3937,2217 3941,2194 3945,2105 3949,2090 3953,1696 3957,1696 3961,1533 3968,1126 3969,765 3977,94 3980,0 3984,0 3988,17 3991,99 3995,272 3999,272 4003,283 4007,369 4011,496 4014,539 4018,684 4022,684 4029,933 4033,932 4037,951 4041,951 4045,870 4049,843 4053,842 4057,823 4061,796 4065,905 4069,872 4073,872 4077,922 4081,922 4085,944 4089,876 4093,876 4097,800 4101,793 4105,789 4109,795 4113,786 4117,785 4121,778 4125,716 4129,615 4133,556 4136,535 4141,547 4145,562 4148,764 4152,764 4156,778 4160,788 4165,791 4176,792 4181,945 4184,874 4189,965 4193,840 4197,840 4200,814 4205,814 4209,771 4212,1046 4216,1267 4228,1267 4232,1350 4240,1350 4244,1698 4248,1698 4251,2430 4255,2621 4352,2621 4356,2556 4361,2556 4364,2531 4368,2545 4372,2522 4376,2523 4380,2527 4384,2562 4388,2559 4392,2621 4631,2621 4635,2536 4639,2536 4643,2521 4647,2513 4651,2531 4655,2520 4659,2517 4663,2534 4667,2621 4714,2621 4717,2532 4721,2529 4725,2490 4729,2464 4733,2336 4737,2336 4741,2236 4762,2191 4762,2105 4763,1780 4767,1603 4775,427 4778,337 4782,456 4790,610 4794,720 4801,797 4805,852 4809,1002 4813,1112 4817,1171 4821,1195 4825,1208 4829,1179 4833,1105 4837,900 4841,832 4849,796 4853,794 4857,729 4861,602 4865,591 4869,559 4873,559 4877,534 4881,528 4885,597 4889,534 4893,599 4897,644 4900,673 4904,768 4908,780 4912,789 4916,790 4920,768 4924,702 4927,710 4931,692 4935,716 4939,716 4943,607 4947,637 4951,555 4954,547 4958,571 4962,563 4966,604 4970,750 4974,771 4977,787 4981,790 4985,791 4989,779 4993,754 4997,754 5000,1154 5004,1281 5008,1347 5012,1833 5016,2052 5020,2109 5028,2267 5032,2408 5040,2621 5121,2621 5125,2571 5129,2570 5133,2537 5137,2542 5141,2542 5144,2548 5148,2522 5152,2547 5156,2562 5159,2621 5490,2621 5494,2533 5498,2479 5502,2347 5506,2317 5510,2249 5514,2200 5517,2186 5521,2150 5525,2131 5533,2046 5537,1497 5540,1276 5544,1276 5548,797 5552,597 5556,597 5560,594 5563,659 5567,756 5571,825 5575,866 5579,1046 5583,1081 5587,1173 5591,1198 5595,961 5598,949 5602,881 5606,893 5610,833 5614,824 5618,794 5622,796 5626,789 5630,814 5636,873 5638,856 5641,805 5645,736 5649,743 5653,743 5657,724 5661,777 5665,784 5669,781 5673,789 5681,791 5693,792 5697,602 5701,557 5705,547 5709,545 5721,544 5724,624 5728,584 5732,769 5736,782 5740,789 5744,789 5748,791 5767,792 5771,767 5775,816 5779,882 5783,851 5787,751 5790,699 5795,1017 5798,1241 5802,1359 5807,1811 5811,1982 5815,2086 5818,2151 5823,2188 5826,2261 5830,2441 5834,2441 5838,2576 5842,2621">
          <text:p/>
        </draw:polyline>
        <draw:polyline draw:style-name="gr25" draw:text-style-name="P1" draw:layer="layout" svg:width="5.841cm" svg:height="3.097cm" svg:x="38.608cm" svg:y="18.813cm" svg:viewBox="0 0 5842 3098" draw:points="0,3098 4,3098 8,3073 11,2927 19,2261 23,2332 27,2506 31,2540 35,2506 39,2415 42,2308 46,2249 57,2017 61,1960 65,1829 69,1672 84,1272 95,1114 99,1083 103,1069 106,990 110,957 113,981 117,1016 121,1016 125,972 128,973 132,999 136,975 140,938 143,937 147,959 158,856 166,736 170,703 174,660 178,634 181,628 185,613 189,630 193,619 197,593 200,587 204,574 208,577 212,598 215,581 219,538 223,527 227,512 231,479 234,460 238,466 242,466 246,430 249,272 253,8 257,113 261,365 264,486 268,572 276,659 279,920 287,1824 298,3098 768,3098 776,2829 780,2752 784,2602 796,1990 811,1422 819,1205 827,1050 831,1028 834,917 839,838 842,820 846,763 850,693 854,660 857,636 861,649 869,698 873,683 876,681 880,684 884,677 888,658 892,648 900,720 904,719 907,706 911,706 919,617 923,627 927,633 931,602 935,592 939,656 943,679 947,660 951,679 954,681 959,689 962,701 966,675 974,267 978,391 982,642 986,726 990,699 993,646 997,558 1001,557 1004,549 1012,427 1016,390 1020,454 1023,653 1027,995 1031,1450 1042,2403 1050,2959 1054,3098 1493,3098 1497,3084 1501,3050 1505,2946 1513,2568 1516,2423 1520,2301 1524,2214 1528,2099 1535,2003 1539,1860 1543,1743 1547,1699 1554,1452 1562,1347 1570,1166 1573,1102 1577,1072 1581,1073 1585,1067 1588,1038 1592,926 1596,890 1600,938 1604,914 1607,871 1611,865 1619,772 1623,768 1627,757 1630,750 1634,756 1638,776 1646,682 1649,657 1653,660 1657,654 1661,569 1665,463 1668,567 1672,576 1677,624 1680,183 1684,395 1689,474 1692,397 1696,347 1704,205 1708,212 1712,217 1716,166 1720,109 1723,104 1727,175 1731,303 1735,450 1739,706 1746,1403 1750,1787 1754,2071 1762,2522 1766,2814 1769,3025 1773,3098 2264,3098 2271,3011 2275,2936 2283,2642 2287,2567 2291,2453 2298,2294 2302,2206 2306,2159 2310,2062 2314,1881 2318,1785 2321,1732 2325,1587 2329,1475 2333,1504 2337,1484 2341,1370 2344,1298 2348,1291 2356,1178 2359,1161 2363,1176 2367,1136 2371,1115 2374,1110 2378,1110 2382,1111 2386,1022 2393,561 2397,742 2401,999 2405,1041 2408,957 2412,899 2416,893 2420,857 2423,830 2427,825 2431,771 2435,703 2439,709 2442,753 2446,754 2450,709 2454,682 2457,690 2462,654 2465,612 2469,629 2473,605 2477,569 2481,575 2485,594 2489,567 2492,517 2496,521 2500,491 2504,481 2508,558 2512,504 2515,437 2519,461 2523,450 2527,476 2538,639 2542,760 2546,936 2553,1503 2561,2041 2572,2884 2576,3045 2580,3098 3064,3098 3068,2906 3099,1790 3103,1691 3107,1627 3119,1322 3123,1304 3127,1321 3131,1111 3136,882 3140,909 3144,1141 3148,1291 3152,1328 3156,1325 3160,1263 3164,1156 3168,1113 3172,1130 3176,1076 3181,985 3185,957 3188,968 3192,933 3196,907 3200,886 3204,887 3209,900 3213,879 3217,817 3225,768 3229,695 3233,654 3238,670 3242,709 3246,658 3250,599 3254,620 3259,593 3263,579 3267,569 3271,533 3275,454 3280,408 3284,411 3288,397 3300,212 3304,233 3308,272 3312,281 3319,361 3323,379 3331,593 3335,660 3338,774 3351,1520 3356,1722 3364,2231 3368,2536 3372,2599 3376,2949 3380,2956 3384,2838 3391,3098 3849,3098 3853,3047 3857,2737 3861,2747 3865,2835 3870,2792 3873,2579 3877,2466 3889,1971 3893,1795 3905,1520 3913,1394 3918,1309 3921,1285 3925,1301 3934,1143 3937,1154 3941,1170 3945,1131 3949,1098 3953,1054 3957,1064 3961,1189 3968,1246 3969,1194 3973,1140 3984,1065 3988,1078 3995,1121 4003,1132 4007,1122 4011,1104 4018,986 4022,944 4025,878 4029,868 4033,882 4037,875 4041,862 4045,774 4049,751 4053,767 4057,740 4061,747 4069,681 4073,639 4077,609 4081,595 4085,568 4089,537 4093,442 4097,192 4101,142 4109,496 4113,531 4117,583 4121,659 4125,702 4129,764 4133,974 4136,1257 4141,1393 4145,1553 4148,1867 4152,2080 4156,2183 4173,3080 4176,3098 4667,3098 4670,2974 4679,2488 4686,1965 4694,1579 4698,1428 4702,1348 4706,1283 4710,1183 4714,1099 4721,976 4725,932 4729,915 4733,893 4737,850 4741,796 4762,794 4762,740 4762,749 4763,765 4767,703 4770,670 4775,688 4778,700 4782,680 4786,676 4790,718 4794,728 4798,683 4801,656 4805,668 4809,721 4813,727 4817,659 4821,634 4825,581 4829,581 4833,623 4837,422 4841,141 4845,265 4849,533 4853,558 4857,561 4861,590 4865,584 4869,546 4873,491 4877,446 4885,323 4889,315 4893,301 4897,232 4900,138 4904,90 4908,97 4912,78 4916,26 4920,1 4924,0 4927,66 4931,215 4943,1115 4951,2044 4958,2769 4962,3098 5443,3098 5455,2419 5462,2100 5470,1940 5474,1822 5478,1748 5486,1521 5490,1539 5494,1550 5498,1493 5502,1415 5506,1362 5510,1373 5514,1370 5517,1325 5525,1336 5529,1261 5533,1223 5537,1250 5544,1223 5548,1221 5556,964 5560,709 5563,706 5567,941 5571,977 5575,876 5583,803 5587,783 5591,792 5595,754 5598,664 5602,658 5606,682 5610,668 5614,624 5618,555 5622,550 5626,599 5636,517 5638,536 5641,523 5645,481 5649,518 5653,507 5657,431 5661,416 5665,420 5669,404 5673,339 5677,326 5681,351 5685,345 5689,369 5701,477 5705,501 5709,537 5721,885 5724,1037 5728,1264 5732,1530 5744,2514 5752,3084 5755,3098 5842,3098">
          <text:p/>
        </draw:polyline>
        <draw:polyline draw:style-name="gr26" draw:text-style-name="P1" draw:layer="layout" svg:width="31.675cm" svg:height="14.035cm" svg:x="4.365cm" svg:y="7.548cm" svg:viewBox="0 0 31676 14036" draw:points="0,13168 20,13168 41,14036 2047,14036 2069,13617 2090,13617 2132,12718 2153,11850 2218,10566 2239,10566 2261,9699 2282,9699 2303,8864 2325,8479 2346,8479 2368,7676 2389,7676 2408,6905 2430,6905 2451,6519 2472,5781 2493,5781 2514,5427 2534,4753 2554,4753 2574,4111 2595,4111 2615,3821 2636,3211 2657,3211 2718,2441 2738,1959 2758,1959 2776,1734 2797,1350 2817,1350 2837,996 2859,996 2880,674 2900,674 2921,547 2942,354 2963,354 2984,161 3005,161 3026,96 3047,96 3068,0 3131,0 3152,64 3173,96 3195,96 3216,161 3237,257 3257,450 3278,450 3298,547 3319,835 3338,835 3359,1157 3380,1157 3401,1350 3421,1734 3441,1734 3462,2185 3483,2185 3583,3501 3604,4111 3624,4432 3645,4432 3667,5107 3688,5107 3709,5427 3729,6167 3751,6167 3773,6905 3791,7290 3812,7290 3832,8061 3852,8061 3873,8479 3894,9282 3915,9282 3935,10117 3956,10566 3978,10566 4042,11850 4062,12301 4083,13168 4104,13617 4125,13617 4146,14036 6208,14036 6229,13617 6251,13617 6273,12718 6294,12718 6318,11850 6337,11850 6357,11433 6379,10566 6400,10566 6421,10117 6441,9282 6462,9282 6544,7676 6606,6519 6669,5427 6688,4753 6709,4753 6729,4111 6751,4111 6771,3501 6792,3501 6813,2955 6834,2955 6896,2185 6958,1541 6979,1157 7000,1157 7020,835 7040,835 7061,547 7082,450 7103,450 7123,257 7145,161 7164,161 7204,32 7224,32 7245,0 7286,0 7350,96 7372,161 7393,354 7413,354 7435,450 7456,674 7476,674 7497,996 7516,996 7536,1157 7557,1541 7577,1541 7599,1734 7618,2185 7639,2185 7659,2698 7681,2698 7702,2955 7723,3501 7745,3501 7766,4111 7787,4111 7807,4753 7829,4753 7849,5427 7871,5781 7892,5781 7913,6519 7932,6519 7953,6905 7973,7676 7994,7676 8056,8864 8077,9699 8097,9699 8118,10117 8140,10983 8160,10983 8179,11850 8201,11850 8221,12718 8241,12718 8261,13617 8282,14036 10354,14036 10395,13168 10416,13168 10436,12718 10456,11850 10477,11850 10497,11433 10518,10566 10539,10117 10559,10117 10579,9282 10600,9282 10622,8864 10644,8061 10665,8061 10729,6905 10750,6167 10772,6167 10793,5781 10814,5107 10834,5107 10856,4432 10876,4432 10918,3821 10938,3211 10959,3211 10980,2698 11000,2441 11021,2441 11042,1959 11063,1959 11083,1734 11103,1350 11123,1350 11143,1157 11162,835 11183,674 11204,674 11225,450 11247,450 11289,257 11310,96 11332,64 11354,64 11397,0 11440,0 11504,96 11526,257 11548,257 11569,354 11591,547 11611,547 11633,835 11653,996 11674,996 11695,1350 11716,1541 11736,1541 11757,1959 11778,1959 11799,2441 11819,2698 11840,2698 11861,3211 11882,3211 11902,3821 11923,3821 11944,4432 11965,4432 12026,5427 12047,6167 12067,6167 12088,6905 12108,7290 12129,7290 12150,8061 12171,8061 12233,9282 12254,10117 12276,10117 12297,10566 12317,11433 12338,11433 12359,12301 12380,12718 12401,12718 12421,13617 12463,13617 12484,14036 14528,14036 14549,13617 14571,13617 14595,12718 14616,12718 14638,12301 14659,11433 14681,11433 14702,10983 14724,10117 14747,10117 14768,9699 14814,8864 14835,8479 14856,7676 14877,7676 14898,6905 14919,6905 14940,6167 14961,5781 14982,5781 15005,5107 15026,5107 15047,4753 15067,4111 15090,4111 15110,3501 15132,3211 15152,3211 15173,2698 15236,1959 15257,1734 15277,1734 15297,1350 15319,1350 15340,1157 15385,835 15407,547 15428,547 15535,64 15558,64 15600,0 15644,0 15709,96 15730,257 15751,257 15773,450 15795,450 15818,547 15843,835 15868,835 15926,1157 15951,1541 15974,1541 15999,1734 16020,2185 16044,2185 16112,2955 16136,3501 16159,3821 16183,3821 16206,4432 16228,4432 16251,4753 16275,5427 16342,6519 16364,6519 16386,6905 16435,7676 16457,8061 16485,8864 16506,8864 16527,9699 16547,10117 16571,10117 16592,10983 16613,10983 16634,11850 16655,12301 16677,12301 16719,13168 16761,14036 18939,14036 18982,13168 19044,11850 19065,10983 19086,10566 19106,10566 19126,10117 19147,9282 19167,8864 19187,8864 19228,8061 19248,7290 19267,7290 19288,6905 19309,6167 19330,5781 19350,5781 19372,5107 19392,4753 19412,4753 19453,4111 19473,3501 19516,2955 19536,2955 19556,2698 19577,2185 19619,2185 19639,1734 19660,1350 19681,1157 19702,1157 19722,835 19743,835 19764,674 19786,450 19806,450 19847,257 19869,96 19889,96 19953,0 19974,0 19995,32 20017,32 20038,64 20059,161 20081,161 20102,354 20123,450 20144,450 20165,547 20185,674 20227,996 20248,1350 20268,1350 20289,1734 20309,1734 20330,2185 20351,2185 20372,2698 20392,2698 20454,3501 20475,4111 20495,4111 20515,4432 20536,5107 20557,5107 20577,5427 20598,6167 20618,6167 20659,6905 20679,7290 20699,8061 20720,8479 20741,8479 20762,9282 20783,9282 20804,9699 20827,10566 20848,10566 20870,11433 20892,11850 20914,11850 20935,12718 20958,12718 20983,13617 21003,13617 21024,14036 23170,14036 23194,13168 23261,11850 23308,10983 23558,6519 23622,5427 23645,5107 23687,4432 23707,4432 23729,4111 23750,3501 23793,2955 23815,2955 23835,2441 23877,1959 23899,1959 23921,1734 23942,1350 23963,1350 24006,996 24027,674 24049,674 24071,450 24092,450 24113,257 24135,257 24156,96 24199,32 24220,32 24242,0 24285,0 24306,64 24328,96 24350,96 24372,257 24393,257 24415,354 24436,547 24458,547 24480,835 24502,835 24523,1157 24544,1350 24566,1350 24587,1734 24606,1734 24627,1959 24648,2441 24670,2441 24711,2955 24731,3501 24752,3501 24774,4111 24795,4111 24837,4753 24859,5427 24879,5427 24899,5781 24920,6519 24941,6519 24962,7290 24983,7290 25004,7676 25025,8479 25047,8479 25069,9282 25091,9282 25133,10117 25155,10983 25176,10983 25239,12301 25261,13168 25282,13617 25304,13617 25325,14036 27456,14036 27477,13617 27498,12718 27519,12718 27561,11850 27581,10983 27602,10566 27623,10566 27645,9699 27666,9282 27687,9282 27708,8479 27728,8479 27749,8061 27770,8061 27791,6905 27812,6905 27833,6167 27854,6167 27875,5427 27895,5427 27934,4753 27955,4111 27974,3821 27995,3821 28015,3501 28036,2955 28057,2955 28079,2698 28099,2185 28141,1734 28162,1734 28182,1541 28203,1157 28223,996 28245,996 28265,835 28286,835 28307,450 28328,354 28348,354 28369,257 28389,96 28452,0 28515,0 28536,32 28577,161 28661,547 28682,674 28744,1157 28826,1959 28867,2441 28928,3211 29048,4432 29134,5781 29199,6905 29223,6905 29244,7290 29268,8061 29289,8061 29312,8479 29335,9282 29358,9282 29381,10117 29403,10566 29425,10566 29448,11433 29475,11850 29491,11850 29513,12718 29534,12718 29555,13617 29577,13617 29597,14036 31676,14036">
          <text:p/>
        </draw:polyline>
        <draw:custom-shape draw:style-name="gr27" draw:text-style-name="P6" draw:layer="layout" svg:width="12.954cm" svg:height="16.764cm" svg:x="33.782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8" draw:layer="layout" svg:width="1.651cm" svg:height="1.627cm" svg:x="14.905cm" svg:y="0.713cm">
          <draw:text-box>
            <text:p text:style-name="P17"><text:span text:style-name="T6">3</text:span><text:span text:style-name="T7">r</text:span><text:span text:style-name="T7">d</text:span><text:span text:style-name="T6"> </text:span></text:p>
          </draw:text-box>
        </draw:frame>
        <draw:frame draw:style-name="gr18" draw:text-style-name="P18" draw:layer="layout" svg:width="1.651cm" svg:height="1.627cm" svg:x="19.306cm" svg:y="0.714cm">
          <draw:text-box>
            <text:p text:style-name="P17"><text:span text:style-name="T10">4</text:span><text:span text:style-name="T11">th</text:span><text:span text:style-name="T6"> </text:span></text:p>
          </draw:text-box>
        </draw:frame>
        <draw:frame draw:style-name="gr28" draw:text-style-name="P18" draw:layer="layout" svg:width="1.811cm" svg:height="1.563cm" svg:x="23.607cm" svg:y="0.715cm">
          <draw:text-box>
            <text:p text:style-name="P17"><text:span text:style-name="T6">5</text:span><text:span text:style-name="T11">th</text:span><text:span text:style-name="T6"> </text:span></text:p>
          </draw:text-box>
        </draw:frame>
        <draw:frame draw:style-name="gr28" draw:text-style-name="P18" draw:layer="layout" svg:width="1.811cm" svg:height="1.563cm" svg:x="28.008cm" svg:y="0.716cm">
          <draw:text-box>
            <text:p text:style-name="P17"><text:span text:style-name="T6">6</text:span><text:span text:style-name="T11">th</text:span><text:span text:style-name="T6"> </text:span></text:p>
          </draw:text-box>
        </draw:frame>
        <draw:line draw:style-name="gr29" draw:text-style-name="P6" draw:layer="layout" svg:x1="35.687cm" svg:y1="13.97cm" svg:x2="45.339cm" svg:y2="13.906cm">
          <text:p/>
        </draw:line>
        <draw:line draw:style-name="gr3" draw:text-style-name="P1" draw:layer="layout" svg:x1="44.501cm" svg:y1="22.452cm" svg:x2="44.501cm" svg:y2="22.706cm">
          <text:p/>
        </draw:line>
        <draw:frame draw:style-name="gr30" draw:text-style-name="P12" draw:layer="layout" svg:width="1.524cm" svg:height="1.563cm" svg:x="43.688cm" svg:y="22.479cm">
          <draw:text-box>
            <text:p text:style-name="P10"><text:span text:style-name="T5">4</text:span><text:span text:style-name="T5">7</text:span></text:p>
          </draw:text-box>
        </draw:frame>
        <draw:line draw:style-name="gr31" draw:text-style-name="P6" draw:layer="Layer4" svg:x1="38.862cm" svg:y1="12.065cm" svg:x2="40.005cm" svg:y2="12.065cm">
          <text:p/>
        </draw:line>
        <draw:line draw:style-name="gr31" draw:text-style-name="P6" draw:layer="Layer4" svg:x1="32.258cm" svg:y1="20.955cm" svg:x2="33.02cm" svg:y2="20.95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draw:stroke-dash draw:name="stroke-dash28" draw:style="rect" draw:dots1="1" draw:dots1-length="0.391cm" draw:distance="0.16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7.066cm" fo:page-height="25.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21T21:43:37.582230102</dc:date>
    <meta:editing-duration>P2DT4H20M12S</meta:editing-duration>
    <meta:editing-cycles>8</meta:editing-cycles>
    <meta:generator>LibreOffice/6.0.7.3$Linux_X86_64 LibreOffice_project/00m0$Build-3</meta:generator>
    <meta:document-statistic meta:object-count="59"/>
  </office:meta>
</office:document-meta>
</file>